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text:list-style style:name="List14291970976581">
      <text:list-level-style-bullet text:level="1" text:style-name="podBulletStyle" text:bullet-char="~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~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~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~">
        <style:list-level-properties text:space-before="1in" text:min-label-width="0.25in"/>
        <style:text-properties style:font-name="PodStarSymbol"/>
      </text:list-level-style-bullet>
    </text:list-style>
    <text:list-style style:name="List14291970976595">
      <text:list-level-style-number text:level="1" text:style-name="podNumberStyle" style:num-suffix=")" style:num-format="1">
        <style:list-level-properties text:space-before="0.25in" text:min-label-width="0.25in"/>
      </text:list-level-style-number>
      <text:list-level-style-number text:level="2" text:style-name="podNumberStyle" style:num-suffix=")" style:num-format="1">
        <style:list-level-properties text:space-before="0.5in" text:min-label-width="0.25in"/>
      </text:list-level-style-number>
      <text:list-level-style-number text:level="3" text:style-name="podNumberStyle" style:num-suffix=")" style:num-format="1">
        <style:list-level-properties text:space-before="0.75in" text:min-label-width="0.25in"/>
      </text:list-level-style-number>
      <text:list-level-style-number text:level="4" text:style-name="podNumberStyle" style:num-suffix=")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List14291970976581">
        <text:list-item>
          <text:p text:style-name="podBulletItem">Aa</text:p>
        </text:list-item>
        <text:list-item>
          <text:p text:style-name="podBulletItem">Bb</text:p>
        </text:list-item>
        <text:list-item>
          <text:list text:style-name="List14291970976581">
            <text:list-item>
              <text:p text:style-name="podBulletItem">Sub</text:p>
            </text:list-item>
          </text:list>
        </text:list-item>
      </text:list>
      <text:list text:style-name="List14291970976595" text:continue-numbering="false">
        <text:list-item>
          <text:p text:style-name="podNumberItem">Numbered</text:p>
        </text:list-item>
        <text:list-item>
          <text:p text:style-name="podNumberItem">Numbered</text:p>
        </text:list-item>
        <text:list-item>
          <text:p text:style-name="podNumberItem">Numbered</text:p>
        </text:list-item>
      </text:list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